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4"/>
    <style:style style:name="P25" style:family="paragraph" style:parent-style-name="Text_20_body" style:list-style-name="L25"/>
    <style:style style:name="P26" style:family="paragraph" style:parent-style-name="Text_20_body" style:list-style-name="L26"/>
    <style:style style:name="P27" style:family="paragraph" style:parent-style-name="Text_20_body" style:list-style-name="L27"/>
    <style:style style:name="P28" style:family="paragraph" style:parent-style-name="Text_20_body" style:list-style-name="L28"/>
    <style:style style:name="P29" style:family="paragraph" style:parent-style-name="Text_20_body" style:list-style-name="L29"/>
    <style:style style:name="P30" style:family="paragraph" style:parent-style-name="Text_20_body" style:list-style-name="L30"/>
    <style:style style:name="P31" style:family="paragraph" style:parent-style-name="Text_20_body" style:list-style-name="L31"/>
    <style:style style:name="P32" style:family="paragraph" style:parent-style-name="Text_20_body" style:list-style-name="L32"/>
    <style:style style:name="P33" style:family="paragraph" style:parent-style-name="Text_20_body" style:list-style-name="L33"/>
    <style:style style:name="P34" style:family="paragraph" style:parent-style-name="Text_20_body" style:list-style-name="L34"/>
    <style:style style:name="P35" style:family="paragraph" style:parent-style-name="Text_20_body" style:list-style-name="L35"/>
    <style:style style:name="P36" style:family="paragraph" style:parent-style-name="Text_20_body" style:list-style-name="L36"/>
    <style:style style:name="P37" style:family="paragraph" style:parent-style-name="Text_20_body" style:list-style-name="L37"/>
    <style:style style:name="P38" style:family="paragraph" style:parent-style-name="Text_20_body" style:list-style-name="L38"/>
    <style:style style:name="P39" style:family="paragraph" style:parent-style-name="Text_20_body" style:list-style-name="L39"/>
    <style:style style:name="P40" style:family="paragraph" style:parent-style-name="Text_20_body" style:list-style-name="L40"/>
    <style:style style:name="P41" style:family="paragraph" style:parent-style-name="Text_20_body" style:list-style-name="L41"/>
    <style:style style:name="P42" style:family="paragraph" style:parent-style-name="Text_20_body" style:list-style-name="L42"/>
    <style:style style:name="P43" style:family="paragraph" style:parent-style-name="Text_20_body" style:list-style-name="L43"/>
    <style:style style:name="P44" style:family="paragraph" style:parent-style-name="Text_20_body" style:list-style-name="L44"/>
    <style:style style:name="P45" style:family="paragraph" style:parent-style-name="Text_20_body" style:list-style-name="L45"/>
    <style:style style:name="P46" style:family="paragraph" style:parent-style-name="Text_20_body" style:list-style-name="L46"/>
    <style:style style:name="P47" style:family="paragraph" style:parent-style-name="Text_20_body" style:list-style-name="L47"/>
    <style:style style:name="P48" style:family="paragraph" style:parent-style-name="Text_20_body" style:list-style-name="L48"/>
    <style:style style:name="P49" style:family="paragraph" style:parent-style-name="Text_20_body" style:list-style-name="L49"/>
    <style:style style:name="P50" style:family="paragraph" style:parent-style-name="Text_20_body" style:list-style-name="L50"/>
    <style:style style:name="P51" style:family="paragraph" style:parent-style-name="Text_20_body" style:list-style-name="L51"/>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AILY READING</text:h>
      <text:p text:style-name="Text_20_body"><text:span text:style-name="Strong_20_Emphasis">WEEK 4 — THE TRIUNE GOD’S REVELATION AND HIS ECONOMY</text:span><text:line-break/><text:span text:style-name="Strong_20_Emphasis">DAY 1 — God’s Person: Father, Son, and Holy Spirit</text:span></text:p>
      <text:p text:style-name="Horizontal_20_Line"/>
      <text:h text:style-name="Heading_20_3" text:outline-level="3">📖 Scripture Reading</text:h>
      <text:list text:style-name="L1">
        <text:list-item>
          <text:p text:style-name="P1"><text:span text:style-name="Strong_20_Emphasis">Matthew 28:19 (NLV)</text:span>: “So go and make followers of all people in the world. Baptize them in the name of the Father and of the Son and of the Holy Spirit.”</text:p>
        </text:list-item>
        <text:list-item>
          <text:p text:style-name="P1"><text:span text:style-name="Strong_20_Emphasis">Acts 7:2 (NLV)</text:span>: “The God of shining-greatness came to our early father Abraham…”</text:p>
        </text:list-item>
      </text:list>
      <text:p text:style-name="Horizontal_20_Line"/>
      <text:h text:style-name="Heading_20_2" text:outline-level="2">✋ Opening Story</text:h>
      <text:p text:style-name="Text_20_body">Think about a puzzle. Each piece looks small, but when joined together, it shows the whole picture. The Bible works the same way. It gives us little pieces here and there about who God is. When we put them together, we see clearly: God is <text:span text:style-name="Strong_20_Emphasis">One God</text:span>, yet He shows Himself as <text:span text:style-name="Strong_20_Emphasis">Father, Son, and Holy Spirit</text:span>.</text:p>
      <text:p text:style-name="Horizontal_20_Line"/>
      <text:h text:style-name="Heading_20_2" text:outline-level="2">🌿 God’s Person (His Being)</text:h>
      <text:p text:style-name="Text_20_body">God’s “person” means His <text:span text:style-name="Strong_20_Emphasis">true being</text:span>—who He really is.</text:p>
      <text:p text:style-name="Text_20_body">In the Old Testament, God is often shown as Creator, King, Judge, and Shepherd. In the New Testament, the picture becomes clearer: He is <text:span text:style-name="Strong_20_Emphasis">Triune</text:span> (three-in-one).</text:p>
      <text:p text:style-name="Horizontal_20_Line"/>
      <text:h text:style-name="Heading_20_2" text:outline-level="2">📌 In Plain Words</text:h>
      <text:h text:style-name="Heading_20_3" text:outline-level="3">1. The Triune Name</text:h>
      <text:list text:style-name="L2">
        <text:list-item>
          <text:p text:style-name="P2">Jesus said in Matthew 28:19 that we baptize people “into the name of the Father, Son, and Holy Spirit.”</text:p>
        </text:list-item>
        <text:list-item>
          <text:p text:style-name="P2">Notice: it says “name” (singular), not “names.” This shows they are not three separate Gods, but one God revealed in three persons.</text:p>
        </text:list-item>
      </text:list>
      <text:p text:style-name="Text_20_body">💡 <text:span text:style-name="Emphasis">Example</text:span>: A person can have a first, middle, and last name. Still one person, but with a full name. In the same way, God is <text:span text:style-name="Strong_20_Emphasis">one</text:span>, yet known as Father, Son, and Spirit.</text:p>
      <text:p text:style-name="Horizontal_20_Line"/>
      <text:h text:style-name="Heading_20_3" text:outline-level="3">2. Love, Grace, Fellowship</text:h>
      <text:list text:style-name="L3">
        <text:list-item>
          <text:p text:style-name="P3"><text:span text:style-name="Strong_20_Emphasis">2 Corinthians 13:14 (NLV)</text:span>: “May you have loving-favor from the Lord Jesus Christ. May you have the love of God. May you have the fellowship of the Holy Spirit.”</text:p>
        </text:list-item>
      </text:list>
      <text:p text:style-name="Text_20_body"><text:soft-page-break/>Here we see:</text:p>
      <text:list text:style-name="L4">
        <text:list-item>
          <text:p text:style-name="P4"><text:span text:style-name="Strong_20_Emphasis">Love of God (the Father)</text:span> → the source, like a fountain.</text:p>
        </text:list-item>
        <text:list-item>
          <text:p text:style-name="P4"><text:span text:style-name="Strong_20_Emphasis">Grace of the Lord (the Son)</text:span> → the channel, like a river flowing to us.</text:p>
        </text:list-item>
        <text:list-item>
          <text:p text:style-name="P4"><text:span text:style-name="Strong_20_Emphasis">Fellowship of the Spirit</text:span> → the enjoyment, like drinking water.</text:p>
        </text:list-item>
      </text:list>
      <text:p text:style-name="Text_20_body">🔑 The Trinity is not just an idea for teaching. It is how God gives Himself to us so we can <text:span text:style-name="Strong_20_Emphasis">experience and enjoy Him daily</text:span>.</text:p>
      <text:p text:style-name="Horizontal_20_Line"/>
      <text:h text:style-name="Heading_20_2" text:outline-level="2">📌 In Parables and Signs</text:h>
      <text:h text:style-name="Heading_20_3" text:outline-level="3">1. God as a Friend — Persisting Prayer (Luke 11:5-8)</text:h>
      <text:p text:style-name="Text_20_body">Jesus tells a story of a man asking his friend for bread at midnight. The friend gives him what he needs, even if it is late.</text:p>
      <text:list text:style-name="L5">
        <text:list-item>
          <text:p text:style-name="P5">This shows God is not distant.</text:p>
        </text:list-item>
        <text:list-item>
          <text:p text:style-name="P5">He is our <text:span text:style-name="Strong_20_Emphasis">Friend</text:span>, close and intimate.</text:p>
        </text:list-item>
        <text:list-item>
          <text:p text:style-name="P5">Prayer is not stiff and cold. It is like talking with a dear friend who listens and responds.</text:p>
        </text:list-item>
      </text:list>
      <text:p text:style-name="Horizontal_20_Line"/>
      <text:h text:style-name="Heading_20_3" text:outline-level="3">2. God as a Father — The Prodigal Son (Luke 15:11-32)</text:h>
      <text:p text:style-name="Text_20_body">The younger son wasted all his father gave him and lived a wild life. When he was starving, he remembered home and returned.</text:p>
      <text:p text:style-name="Text_20_body">The father was not angry. Instead:</text:p>
      <text:list text:style-name="L6">
        <text:list-item>
          <text:p text:style-name="P6">He was <text:span text:style-name="Strong_20_Emphasis">waiting and watching</text:span>.</text:p>
        </text:list-item>
        <text:list-item>
          <text:p text:style-name="P6">He <text:span text:style-name="Strong_20_Emphasis">ran</text:span> to meet his son.</text:p>
        </text:list-item>
        <text:list-item>
          <text:p text:style-name="P6">He hugged him and kissed him with deep love.</text:p>
        </text:list-item>
        <text:list-item>
          <text:p text:style-name="P6">He gave him a robe, a ring, shoes, and a feast.</text:p>
        </text:list-item>
      </text:list>
      <text:p text:style-name="Text_20_body">💡 This shows God’s heart: He runs to welcome us back when we turn to Him. He does not shame us but restores us with joy.</text:p>
      <text:p text:style-name="Horizontal_20_Line"/>
      <text:h text:style-name="Heading_20_2" text:outline-level="2">📝 Reinforcement for Deaf Learners</text:h>
      <text:list text:style-name="L7">
        <text:list-item>
          <text:p text:style-name="P7">God is <text:span text:style-name="Strong_20_Emphasis">One</text:span>, revealed as <text:span text:style-name="Strong_20_Emphasis">Father, Son, Spirit</text:span>.</text:p>
        </text:list-item>
        <text:list-item>
          <text:p text:style-name="P7">Trinity is not just theory—it is for <text:span text:style-name="Strong_20_Emphasis">daily living</text:span>.</text:p>
        </text:list-item>
        <text:list-item>
          <text:p text:style-name="P7">God is <text:span text:style-name="Strong_20_Emphasis">close like a Friend</text:span> (prayer).</text:p>
        </text:list-item>
        <text:list-item>
          <text:p text:style-name="P7">God is <text:span text:style-name="Strong_20_Emphasis">loving like a Father</text:span> (forgiveness).</text:p>
        </text:list-item>
        <text:list-item>
          <text:p text:style-name="P7"><text:soft-page-break/>To know God’s person is to experience His love, grace, and fellowship.</text:p>
        </text:list-item>
      </text:list>
      <text:p text:style-name="Horizontal_20_Line"/>
      <text:h text:style-name="Heading_20_2" text:outline-level="2">🙏 Commitment Prayer</text:h>
      <text:p text:style-name="Text_20_body">“Lord God, thank You for showing Yourself as Father, Son, and Holy Spirit. You are not far but close to me. You are my Friend who listens and my Father who runs to receive me. Help me to live each day enjoying Your love, Your grace, and Your Spirit’s fellowship. Am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DAILY READING</text:h>
      <text:p text:style-name="Text_20_body"><text:span text:style-name="Strong_20_Emphasis">WEEK 4 — THE TRIUNE GOD’S REVELATION AND HIS ECONOMY</text:span><text:line-break/><text:span text:style-name="Strong_20_Emphasis">DAY 2 — God’s Attributes: Life, Love, Light</text:span></text:p>
      <text:p text:style-name="Horizontal_20_Line"/>
      <text:h text:style-name="Heading_20_3" text:outline-level="3">📖 Scripture Reading</text:h>
      <text:list text:style-name="L8">
        <text:list-item>
          <text:p text:style-name="P8"><text:span text:style-name="Strong_20_Emphasis">1 John 5:12 (NLV)</text:span>: “The person who has the Son has this life. The person who does not have the Son of God does not have this life.”</text:p>
        </text:list-item>
        <text:list-item>
          <text:p text:style-name="P8"><text:span text:style-name="Strong_20_Emphasis">1 John 1:5, 7 (NLV)</text:span>: “This is the Word we heard from Him and are telling you: God is light. There is no darkness in Him. … If we live in the light as He is in the light, we have fellowship with each other.”</text:p>
        </text:list-item>
      </text:list>
      <text:p text:style-name="Horizontal_20_Line"/>
      <text:h text:style-name="Heading_20_2" text:outline-level="2">✋ Opening Story</text:h>
      <text:p text:style-name="Text_20_body">Imagine a diamond. At first, it looks like one simple stone. But when the light shines, you see many beautiful colors sparkling out.</text:p>
      <text:p text:style-name="Text_20_body">God is like that diamond. His <text:span text:style-name="Strong_20_Emphasis">attributes</text:span> (characteristics) are the many beautiful ways He shines. Love, light, holiness, righteousness — all belong to Him. When He expresses them through Jesus, they become <text:span text:style-name="Strong_20_Emphasis">virtues</text:span> that we can see and understand.</text:p>
      <text:p text:style-name="Horizontal_20_Line"/>
      <text:h text:style-name="Heading_20_2" text:outline-level="2">🌿 God’s Attributes = Who He Is</text:h>
      <text:list text:style-name="L9">
        <text:list-item>
          <text:p text:style-name="P9">An <text:span text:style-name="Strong_20_Emphasis">attribute</text:span> is God’s inner essence.</text:p>
        </text:list-item>
        <text:list-item>
          <text:p text:style-name="P9">A <text:span text:style-name="Strong_20_Emphasis">virtue</text:span> is when that attribute is expressed outward.</text:p>
        </text:list-item>
      </text:list>
      <text:p text:style-name="Text_20_body">💡 Example: Love is God’s attribute. When Jesus healed the sick and welcomed sinners, we saw that love expressed as a human virtue.</text:p>
      <text:p text:style-name="Horizontal_20_Line"/>
      <text:h text:style-name="Heading_20_2" text:outline-level="2">📌 Three Main Attributes</text:h>
      <text:h text:style-name="Heading_20_3" text:outline-level="3">1. <text:span text:style-name="Strong_20_Emphasis">Life</text:span> — God’s First and Basic Attribute</text:h>
      <text:list text:style-name="L10">
        <text:list-item>
          <text:p text:style-name="P10">Only God’s life is real life.</text:p>
        </text:list-item>
        <text:list-item>
          <text:p text:style-name="P10">1 John 5:12 says: if we have Jesus, we have life. Without Him, we do not have life.</text:p>
        </text:list-item>
        <text:list-item>
          <text:p text:style-name="P10">God’s life is:</text:p>
          <text:list>
            <text:list-item>
              <text:p text:style-name="P10"><text:span text:style-name="Strong_20_Emphasis">Divine</text:span> — it comes from God.</text:p>
            </text:list-item>
            <text:list-item>
              <text:p text:style-name="P10"><text:span text:style-name="Strong_20_Emphasis">Eternal</text:span> — no beginning, no ending.</text:p>
            </text:list-item>
            <text:list-item>
              <text:p text:style-name="P10"><text:span text:style-name="Strong_20_Emphasis">Unchanging</text:span> — cannot die, cannot be destroyed.</text:p>
            </text:list-item>
          </text:list>
        </text:list-item>
      </text:list>
      <text:p text:style-name="Text_20_body"><text:soft-page-break/>💡 <text:span text:style-name="Emphasis">Illustration</text:span>: A plant grows for a season, then withers. Human life can be cut off by sickness or death. But God’s life continues forever. When we receive Jesus, that eternal life becomes ours.</text:p>
      <text:p text:style-name="Horizontal_20_Line"/>
      <text:h text:style-name="Heading_20_3" text:outline-level="3">2. <text:span text:style-name="Strong_20_Emphasis">Love</text:span> — God’s Essential Attribute</text:h>
      <text:list text:style-name="L11">
        <text:list-item>
          <text:p text:style-name="P11"><text:span text:style-name="Strong_20_Emphasis">John 3:16 (NLV)</text:span>: “For God so loved the world that He gave His only Son.”</text:p>
        </text:list-item>
        <text:list-item>
          <text:p text:style-name="P11">God’s love is shown in giving His Son so we can live.</text:p>
        </text:list-item>
        <text:list-item>
          <text:p text:style-name="P11"><text:span text:style-name="Strong_20_Emphasis">1 John 4:9 (NLV)</text:span>: “God showed His love to us by sending His only Son into the world. God did this so we might have life through Him.”</text:p>
        </text:list-item>
        <text:list-item>
          <text:p text:style-name="P11">Love is His essence. He loves not because we deserve it, but because He is love.</text:p>
        </text:list-item>
      </text:list>
      <text:p text:style-name="Text_20_body">But there is also <text:span text:style-name="Strong_20_Emphasis">mercy</text:span>:</text:p>
      <text:list text:style-name="L12">
        <text:list-item>
          <text:p text:style-name="P12"><text:span text:style-name="Strong_20_Emphasis">Ephesians 2:4 (NLV)</text:span>: “But God had so much loving-kindness. He loved us with such a great love.”</text:p>
        </text:list-item>
        <text:list-item>
          <text:p text:style-name="P12">Mercy goes even further than love. Love chooses us, but mercy reaches us when we are in the pit, broken, sinful, and far from Him.</text:p>
        </text:list-item>
      </text:list>
      <text:p text:style-name="Text_20_body">💡 <text:span text:style-name="Emphasis">Illustration</text:span>: A mother loves her child even when the child is dirty, hurt, or lost. Her love reaches down, lifts, cleans, and restores. That is how God loves us through mercy.</text:p>
      <text:p text:style-name="Horizontal_20_Line"/>
      <text:h text:style-name="Heading_20_3" text:outline-level="3">3. <text:span text:style-name="Strong_20_Emphasis">Light</text:span> — God’s Expressive Attribute</text:h>
      <text:list text:style-name="L13">
        <text:list-item>
          <text:p text:style-name="P13">God is <text:span text:style-name="Strong_20_Emphasis">light</text:span>; there is no darkness in Him (1 John 1:5).</text:p>
        </text:list-item>
        <text:list-item>
          <text:p text:style-name="P13">Light means truth, purity, and guidance.</text:p>
        </text:list-item>
        <text:list-item>
          <text:p text:style-name="P13">Revelation 22:5 says in eternity, no sun or lamp will be needed — God Himself will be our light forever.</text:p>
        </text:list-item>
      </text:list>
      <text:p text:style-name="Text_20_body">💡 <text:span text:style-name="Emphasis">Illustration</text:span>: Walking in a dark cave is scary. But one candle can change everything. God is brighter than the sun — He lights our path now and forever.</text:p>
      <text:list text:style-name="L14">
        <text:list-item>
          <text:p text:style-name="P14">Today, as we walk with Him, we already live in His light. When we fellowship with Him, the darkness of sin is removed, and His light shines in us.</text:p>
        </text:list-item>
      </text:list>
      <text:p text:style-name="Horizontal_20_Line"/>
      <text:h text:style-name="Heading_20_2" text:outline-level="2">📝 Reinforcement for Deaf Learners</text:h>
      <text:list text:style-name="L15">
        <text:list-item>
          <text:p text:style-name="P15">Attribute = God’s inward essence. Virtue = expression of that attribute.</text:p>
        </text:list-item>
        <text:list-item>
          <text:p text:style-name="P15"><text:span text:style-name="Strong_20_Emphasis">Life</text:span> = divine, eternal, unchanging. Without Jesus, no life.</text:p>
        </text:list-item>
        <text:list-item>
          <text:p text:style-name="P15"><text:span text:style-name="Strong_20_Emphasis">Love</text:span> = God’s essence. <text:span text:style-name="Strong_20_Emphasis">Mercy</text:span> = His love reaching us in our pit.</text:p>
        </text:list-item>
        <text:list-item>
          <text:p text:style-name="P15"><text:span text:style-name="Strong_20_Emphasis">Light</text:span> = God’s shining nature, guiding us now and forever.</text:p>
        </text:list-item>
        <text:list-item>
          <text:p text:style-name="P15">The more we fellowship with Him, the more His life, love, and light flow in us.</text:p>
        </text:list-item>
      </text:list>
      <text:p text:style-name="Horizontal_20_Line"/>
      <text:h text:style-name="Heading_20_2" text:outline-level="2"><text:soft-page-break/>🙏 Commitment Prayer</text:h>
      <text:p text:style-name="Text_20_body">“Lord, You are life, love, and light. Thank You for giving me eternal life through Jesus. Thank You for loving me with mercy when I was lost. Shine Your light in me today, so I may walk in Your truth and share Your love with others. Am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DAILY READING</text:h>
      <text:p text:style-name="Text_20_body"><text:span text:style-name="Strong_20_Emphasis">WEEK 4 — THE TRIUNE GOD’S REVELATION AND HIS ECONOMY</text:span><text:line-break/><text:span text:style-name="Strong_20_Emphasis">DAY 3 — Holiness, Righteousness, and the Divine Trinity</text:span></text:p>
      <text:p text:style-name="Horizontal_20_Line"/>
      <text:h text:style-name="Heading_20_3" text:outline-level="3">📖 Scripture Reading</text:h>
      <text:list text:style-name="L16">
        <text:list-item>
          <text:p text:style-name="P16"><text:span text:style-name="Strong_20_Emphasis">Hebrews 12:10 (NLV)</text:span>: “Our fathers on earth made us suffer for a short time as they thought best. But God makes us suffer so we may be holy, as He is holy.”</text:p>
        </text:list-item>
        <text:list-item>
          <text:p text:style-name="P16"><text:span text:style-name="Strong_20_Emphasis">Philippians 2:13 (NLV)</text:span>: “For God is working in you. He helps you want to do what pleases Him and gives you the power to do it.”</text:p>
        </text:list-item>
      </text:list>
      <text:p text:style-name="Horizontal_20_Line"/>
      <text:h text:style-name="Heading_20_2" text:outline-level="2">✋ Opening Story</text:h>
      <text:p text:style-name="Text_20_body">Think about gold. Pure gold is set apart from ordinary metals. It is precious, different, shining with beauty.</text:p>
      <text:p text:style-name="Text_20_body">God’s holiness is like that pure gold. He is not common, not mixed with sin. He is <text:span text:style-name="Strong_20_Emphasis">different, distinct, set apart.</text:span> And He invites us to share in that same holiness.</text:p>
      <text:p text:style-name="Horizontal_20_Line"/>
      <text:h text:style-name="Heading_20_2" text:outline-level="2">🌿 God’s Attributes in Focus</text:h>
      <text:h text:style-name="Heading_20_3" text:outline-level="3">1. <text:span text:style-name="Strong_20_Emphasis">Holiness — God’s Inner Nature</text:span></text:h>
      <text:list text:style-name="L17">
        <text:list-item>
          <text:p text:style-name="P17">The angels cry: <text:span text:style-name="Strong_20_Emphasis">“Holy, holy, holy”</text:span> (Isaiah 6:3). This shows God is <text:span text:style-name="Strong_20_Emphasis">Triune</text:span> and perfectly holy.</text:p>
        </text:list-item>
        <text:list-item>
          <text:p text:style-name="P17">Holiness = God’s very being, His quality.</text:p>
        </text:list-item>
        <text:list-item>
          <text:p text:style-name="P17">It does not mean simply “sinless” or “perfect.”</text:p>
        </text:list-item>
        <text:list-item>
          <text:p text:style-name="P17">It means <text:span text:style-name="Strong_20_Emphasis">different</text:span> from all that is common, separated for God’s purpose.</text:p>
        </text:list-item>
      </text:list>
      <text:p text:style-name="Text_20_body">💡 <text:span text:style-name="Emphasis">Application</text:span>: When we receive His life, we share in His holiness (Heb. 12:10). Our whole being becomes filled and shaped by God’s own nature.</text:p>
      <text:p text:style-name="Horizontal_20_Line"/>
      <text:h text:style-name="Heading_20_3" text:outline-level="3">2. <text:span text:style-name="Strong_20_Emphasis">Righteousness — God’s Outward Acts</text:span></text:h>
      <text:list text:style-name="L18">
        <text:list-item>
          <text:p text:style-name="P18">Holiness is inward. <text:span text:style-name="Strong_20_Emphasis">Righteousness is outward.</text:span></text:p>
        </text:list-item>
        <text:list-item>
          <text:p text:style-name="P18">Everything God does is right and just. He cannot act unfairly.</text:p>
        </text:list-item>
        <text:list-item>
          <text:p text:style-name="P18">Righteousness is the foundation of His throne (Psalm 89:14).</text:p>
        </text:list-item>
      </text:list>
      <text:p text:style-name="Text_20_body"><text:soft-page-break/>💡 <text:span text:style-name="Emphasis">Example</text:span>: A judge must be fair. If the law is broken, the judge requires payment. God is the same. When Jesus died for us, He paid the full debt. Now God, being righteous, must forgive when we confess (1 John 1:9).</text:p>
      <text:p text:style-name="Text_20_body">👉 Even when we fail, God’s righteousness does not change. Christ sits at God’s right hand as proof that all debts are paid (Heb. 1:3). Our feelings may change, but His righteousness is forever steady.</text:p>
      <text:p text:style-name="Horizontal_20_Line"/>
      <text:h text:style-name="Heading_20_3" text:outline-level="3">3. <text:span text:style-name="Strong_20_Emphasis">The Divine Trinity — God Working in Us</text:span></text:h>
      <text:list text:style-name="L19">
        <text:list-item>
          <text:p text:style-name="P19"><text:span text:style-name="Strong_20_Emphasis">Triune God</text:span> = who God is (the person).</text:p>
        </text:list-item>
        <text:list-item>
          <text:p text:style-name="P19"><text:span text:style-name="Strong_20_Emphasis">Divine Trinity</text:span> = how God’s attributes are expressed and experienced in us.</text:p>
        </text:list-item>
      </text:list>
      <text:p text:style-name="Text_20_body">💡 Example: A man is faithful (person), and his faithfulness is the quality of being faithful (attribute).</text:p>
      <text:list text:style-name="L20">
        <text:list-item>
          <text:p text:style-name="P20">God is not only near us but <text:span text:style-name="Strong_20_Emphasis">in us</text:span>:</text:p>
          <text:list>
            <text:list-item>
              <text:p text:style-name="P20">The Father is in us (Eph. 4:6).</text:p>
            </text:list-item>
            <text:list-item>
              <text:p text:style-name="P20">The Son is in us (2 Cor. 13:5).</text:p>
            </text:list-item>
            <text:list-item>
              <text:p text:style-name="P20">The Spirit is in us (Rom. 8:9).</text:p>
            </text:list-item>
          </text:list>
        </text:list-item>
        <text:list-item>
          <text:p text:style-name="P20">Philippians 2:13 reminds us: God is actively <text:span text:style-name="Strong_20_Emphasis">working inside us</text:span>. He gives us both the desire and the strength to do His will.</text:p>
        </text:list-item>
      </text:list>
      <text:p text:style-name="Text_20_body">👉 This means we don’t only experience God in general—we experience Him as <text:span text:style-name="Strong_20_Emphasis">Father, Son, and Spirit together.</text:span> The Trinity is not just theory; it is God Himself living and working within us daily.</text:p>
      <text:p text:style-name="Horizontal_20_Line"/>
      <text:h text:style-name="Heading_20_2" text:outline-level="2">📝 Reinforcement for Deaf Learners</text:h>
      <text:list text:style-name="L21">
        <text:list-item>
          <text:p text:style-name="P21"><text:span text:style-name="Strong_20_Emphasis">Holiness</text:span> = God’s inward nature. To share His holiness is to become distinct and set apart like Him.</text:p>
        </text:list-item>
        <text:list-item>
          <text:p text:style-name="P21"><text:span text:style-name="Strong_20_Emphasis">Righteousness</text:span> = God’s outward actions. Always just, always fair. The cross of Jesus secures our forgiveness.</text:p>
        </text:list-item>
        <text:list-item>
          <text:p text:style-name="P21"><text:span text:style-name="Strong_20_Emphasis">Divine Trinity</text:span> = the highest attribute: God (Father, Son, Spirit) living and operating in us, giving both willingness and power to follow Him.</text:p>
        </text:list-item>
      </text:list>
      <text:p text:style-name="Horizontal_20_Line"/>
      <text:h text:style-name="Heading_20_2" text:outline-level="2">🙏 Commitment Prayer</text:h>
      <text:p text:style-name="Text_20_body">“Holy God, You are different from all else. Thank You for making me part of Your holiness. Righteous God, You are my foundation—steady and fair. Thank You that Jesus paid all my debt. Triune God, keep working in me each day. Give me the will and strength to please You. Amen.”</text:p>
      <text:p text:style-name="Standard"/>
      <text:p text:style-name="Standard"/>
      <text:h text:style-name="Heading_20_1" text:outline-level="1"><text:soft-page-break/>DAILY READING</text:h>
      <text:p text:style-name="Text_20_body"><text:span text:style-name="Strong_20_Emphasis">WEEK 4 — THE TRIUNE GOD’S REVELATION AND HIS ECONOMY</text:span><text:line-break/><text:span text:style-name="Strong_20_Emphasis">DAY 4 — The Definition and Steps of God’s Economy</text:span></text:p>
      <text:p text:style-name="Horizontal_20_Line"/>
      <text:h text:style-name="Heading_20_3" text:outline-level="3">📖 Scripture Reading</text:h>
      <text:list text:style-name="L22">
        <text:list-item>
          <text:p text:style-name="P22"><text:span text:style-name="Strong_20_Emphasis">Ephesians 3:9 (NLV):</text:span> “I was chosen to make clear to all men God’s plan. That plan was hidden in God Who made all things from the beginning of the world.”</text:p>
        </text:list-item>
        <text:list-item>
          <text:p text:style-name="P22"><text:span text:style-name="Strong_20_Emphasis">2 Corinthians 13:14 (NLV):</text:span> “May you have loving-favor from the Lord Jesus Christ. May you have the love of God. May you have the fellowship of the Holy Spirit.”</text:p>
        </text:list-item>
      </text:list>
      <text:p text:style-name="Horizontal_20_Line"/>
      <text:h text:style-name="Heading_20_2" text:outline-level="2">✋ Opening Story</text:h>
      <text:p text:style-name="Text_20_body">Picture a very wealthy businessman. He owns endless treasures and wants to share them with everyone. He does not keep his riches locked away but creates a plan to <text:span text:style-name="Strong_20_Emphasis">give them freely</text:span>.</text:p>
      <text:p text:style-name="Text_20_body">God is like that businessman. His “business” is not about money or gold. His treasure is <text:span text:style-name="Strong_20_Emphasis">Himself</text:span>—His life, love, and Spirit. His “plan” is called <text:span text:style-name="Strong_20_Emphasis">God’s economy</text:span>.</text:p>
      <text:p text:style-name="Horizontal_20_Line"/>
      <text:h text:style-name="Heading_20_2" text:outline-level="2">🌿 The Definition of God’s Economy</text:h>
      <text:list text:style-name="L23">
        <text:list-item>
          <text:p text:style-name="P23">The Bible is full of many teachings, but at the heart of it all is one thing: <text:span text:style-name="Strong_20_Emphasis">God’s plan is to give Himself to people.</text:span></text:p>
        </text:list-item>
        <text:list-item>
          <text:p text:style-name="P23">“Economy” means arrangement, management, or stewardship.</text:p>
        </text:list-item>
        <text:list-item>
          <text:p text:style-name="P23">God’s economy = God’s arrangement to <text:span text:style-name="Strong_20_Emphasis">dispense Himself</text:span> (share Himself) with humanity.</text:p>
        </text:list-item>
      </text:list>
      <text:p text:style-name="Text_20_body">💡 <text:span text:style-name="Emphasis">Illustration</text:span>: Think of a water pipe system. The water is God’s life. The pipes (His plan) carry the water into every home. Without the plan, the water would never reach us.</text:p>
      <text:list text:style-name="L24">
        <text:list-item>
          <text:p text:style-name="P24">God is Spirit (John 4:24). This is His essence.</text:p>
        </text:list-item>
        <text:list-item>
          <text:p text:style-name="P24">Whatever He gives us is not “things” but His own Spirit, so we can share His nature and life.</text:p>
        </text:list-item>
      </text:list>
      <text:p text:style-name="Horizontal_20_Line"/>
      <text:h text:style-name="Heading_20_2" text:outline-level="2">📌 The Steps of God’s Economy</text:h>
      <text:p text:style-name="Text_20_body">How does God give Himself to us? By the <text:span text:style-name="Strong_20_Emphasis">Trinity</text:span>: Father, Son, and Spirit.</text:p>
      <text:list text:style-name="L25">
        <text:list-item>
          <text:p text:style-name="P25">Christianity often debates the Trinity as a doctrine. But in God’s plan, the Trinity is not for argument — it is the <text:span text:style-name="Strong_20_Emphasis">living way God gives Himself to us.</text:span></text:p>
        </text:list-item>
        <text:list-item>
          <text:p text:style-name="P25"><text:span text:style-name="Strong_20_Emphasis">2 Corinthians 13:14</text:span> shows the process:</text:p>
          <text:list>
            <text:list-item>
              <text:p text:style-name="P25"><text:span text:style-name="Strong_20_Emphasis">The love of God (the Father)</text:span> = the source.</text:p>
              <text:list>
                <text:list-item>
                  <text:p text:style-name="P25"><text:soft-page-break/>Everything begins in His heart of love.</text:p>
                </text:list-item>
              </text:list>
            </text:list-item>
            <text:list-item>
              <text:p text:style-name="P25"><text:span text:style-name="Strong_20_Emphasis">The grace of the Lord Jesus Christ (the Son)</text:span> = the expression of that love.</text:p>
              <text:list>
                <text:list-item>
                  <text:p text:style-name="P25">Grace means God comes close in Jesus to save and give us what we do not deserve.</text:p>
                </text:list-item>
              </text:list>
            </text:list-item>
            <text:list-item>
              <text:p text:style-name="P25"><text:span text:style-name="Strong_20_Emphasis">The fellowship of the Holy Spirit</text:span> = the transmission.</text:p>
              <text:list>
                <text:list-item>
                  <text:p text:style-name="P25">The Spirit brings that love and grace inside of us, so we experience it every day.</text:p>
                </text:list-item>
              </text:list>
            </text:list-item>
          </text:list>
        </text:list-item>
      </text:list>
      <text:p text:style-name="Text_20_body">💡 <text:span text:style-name="Emphasis">Illustration</text:span>: Think of electricity.</text:p>
      <text:list text:style-name="L26">
        <text:list-item>
          <text:p text:style-name="P26">The <text:span text:style-name="Strong_20_Emphasis">power plant</text:span> (Father) is the source.</text:p>
        </text:list-item>
        <text:list-item>
          <text:p text:style-name="P26">The <text:span text:style-name="Strong_20_Emphasis">power lines</text:span> (Son) carry the current.</text:p>
        </text:list-item>
        <text:list-item>
          <text:p text:style-name="P26">The <text:span text:style-name="Strong_20_Emphasis">switch in your house</text:span> (Spirit) makes the electricity real in your life.</text:p>
        </text:list-item>
      </text:list>
      <text:p text:style-name="Text_20_body">Without all three steps, the light never shines. In the same way, God’s love flows through the Son as grace and reaches us by the Spirit as fellowship.</text:p>
      <text:p text:style-name="Horizontal_20_Line"/>
      <text:h text:style-name="Heading_20_2" text:outline-level="2">📝 Reinforcement for Deaf Learners</text:h>
      <text:list text:style-name="L27">
        <text:list-item>
          <text:p text:style-name="P27">God’s economy = His plan to <text:span text:style-name="Strong_20_Emphasis">give Himself</text:span> to us.</text:p>
        </text:list-item>
        <text:list-item>
          <text:p text:style-name="P27">He is the “Businessman” whose product and capital is Himself, freely shared.</text:p>
        </text:list-item>
        <text:list-item>
          <text:p text:style-name="P27">His essence is <text:span text:style-name="Strong_20_Emphasis">Spirit</text:span> — that is what He gives.</text:p>
        </text:list-item>
        <text:list-item>
          <text:p text:style-name="P27">The Trinity is not three Gods, but one God in three steps of giving Himself:</text:p>
          <text:list>
            <text:list-item>
              <text:p text:style-name="P27">Father = source (love)</text:p>
            </text:list-item>
            <text:list-item>
              <text:p text:style-name="P27">Son = expression (grace)</text:p>
            </text:list-item>
            <text:list-item>
              <text:p text:style-name="P27">Spirit = transmission (fellowship)</text:p>
            </text:list-item>
          </text:list>
        </text:list-item>
      </text:list>
      <text:p text:style-name="Horizontal_20_Line"/>
      <text:h text:style-name="Heading_20_2" text:outline-level="2">🙏 Commitment Prayer</text:h>
      <text:p text:style-name="Text_20_body">“God, thank You for Your plan — not to give me only blessings but to give me <text:span text:style-name="Strong_20_Emphasis">Yourself</text:span>. Thank You, Father, for Your love. Thank You, Lord Jesus, for Your grace. Thank You, Holy Spirit, for bringing this love and grace into my life. Help me to walk daily in Your fellowship. Amen.”</text:p>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DAILY READING</text:h>
      <text:p text:style-name="Text_20_body"><text:span text:style-name="Strong_20_Emphasis">WEEK 4 — THE TRIUNE GOD’S REVELATION AND HIS ECONOMY</text:span><text:line-break/><text:span text:style-name="Strong_20_Emphasis">DAY 5 — From the Father, In the Son</text:span></text:p>
      <text:p text:style-name="Horizontal_20_Line"/>
      <text:h text:style-name="Heading_20_3" text:outline-level="3">📖 Scripture Reading</text:h>
      <text:list text:style-name="L28">
        <text:list-item>
          <text:p text:style-name="P28"><text:span text:style-name="Strong_20_Emphasis">John 1:14 (NLV):</text:span> “Christ became human flesh and lived among us. We saw His shining-greatness. This greatness is the greatness of the only Son of the Father. He was full of loving-favor and truth.”</text:p>
        </text:list-item>
        <text:list-item>
          <text:p text:style-name="P28"><text:span text:style-name="Strong_20_Emphasis">Colossians 2:9 (NLV):</text:span> “Christ is not only human but is God also. Every kind of God-likeness is in Christ.”</text:p>
        </text:list-item>
        <text:list-item>
          <text:p text:style-name="P28"><text:span text:style-name="Strong_20_Emphasis">John 10:25, 30 (NLV):</text:span> Jesus said to them, “…The Father and I are one.”</text:p>
        </text:list-item>
      </text:list>
      <text:p text:style-name="Horizontal_20_Line"/>
      <text:h text:style-name="Heading_20_2" text:outline-level="2">✋ Opening Story</text:h>
      <text:p text:style-name="Text_20_body">Think of a bright sun high in the sky. You cannot look at it directly — it is too strong for the eyes. But when the sunlight shines through a window, you can enjoy its warmth and brightness without being destroyed.</text:p>
      <text:p text:style-name="Text_20_body">The <text:span text:style-name="Strong_20_Emphasis">Father</text:span> is like the blazing sun. He is full of light, power, and majesty. Alone, He seems far beyond our reach. But through His plan, the Father put Himself <text:span text:style-name="Strong_20_Emphasis">into the Son</text:span>. Now the invisible God is made visible in Christ. Through Jesus, we can see, hear, and touch God.</text:p>
      <text:p text:style-name="Horizontal_20_Line"/>
      <text:h text:style-name="Heading_20_2" text:outline-level="2">🌿 From the Father</text:h>
      <text:list text:style-name="L29">
        <text:list-item>
          <text:p text:style-name="P29">The Father is the <text:span text:style-name="Strong_20_Emphasis">source of all things</text:span>.</text:p>
        </text:list-item>
        <text:list-item>
          <text:p text:style-name="P29">Alone, He is invisible and unapproachable (1 Tim. 6:16).</text:p>
        </text:list-item>
        <text:list-item>
          <text:p text:style-name="P29">But He placed <text:span text:style-name="Strong_20_Emphasis">all His fullness into the Son</text:span> (Col. 2:9).</text:p>
        </text:list-item>
        <text:list-item>
          <text:p text:style-name="P29">Jesus is the visible image of the invisible Father (Col. 1:15).</text:p>
        </text:list-item>
        <text:list-item>
          <text:p text:style-name="P29">Jesus and the Father are one (John 10:30).</text:p>
        </text:list-item>
      </text:list>
      <text:p text:style-name="Text_20_body">💡 <text:span text:style-name="Emphasis">Illustration</text:span>: A white handkerchief dipped in blue dye. The white (divinity) becomes united with blue (humanity). They are no longer separate — they are mingled. So, in Christ, God and man are joined together forever.</text:p>
      <text:p text:style-name="Text_20_body">👉 Ellen G. White wrote: <text:span text:style-name="Emphasis">“Christ came to make the Father known to men. In Him dwelt the fullness of the Godhead, and He was the express image of the Father’s person”</text:span> (Desire of Ages, ch. 1).</text:p>
      <text:p text:style-name="Text_20_body">Through Jesus, the Father is no longer unreachable. We can see Him, touch Him, and fellowship with Him.</text:p>
      <text:p text:style-name="Horizontal_20_Line"><text:soft-page-break/></text:p>
      <text:h text:style-name="Heading_20_2" text:outline-level="2">🌿 In the Son</text:h>
      <text:p text:style-name="Text_20_body">To know God’s economy, we must see <text:span text:style-name="Strong_20_Emphasis">what Christ is</text:span>. He is made up of many “elements,” each adding something for our salvation and experience.</text:p>
      <text:list text:style-name="L30">
        <text:list-item>
          <text:p text:style-name="P30"><text:span text:style-name="Strong_20_Emphasis">Divine Nature</text:span> — Christ is fully God, with all of God’s essence.</text:p>
        </text:list-item>
        <text:list-item>
          <text:p text:style-name="P30"><text:span text:style-name="Strong_20_Emphasis">Incarnation</text:span> — Christ took on human nature. Divinity and humanity are joined in Him.</text:p>
        </text:list-item>
        <text:list-item>
          <text:p text:style-name="P30"><text:span text:style-name="Strong_20_Emphasis">Human Living</text:span> — He experienced daily life: tiredness, hunger, thirst, tears, suffering. He fully understands us.</text:p>
        </text:list-item>
        <text:list-item>
          <text:p text:style-name="P30"><text:span text:style-name="Strong_20_Emphasis">Effective Death</text:span> — His death is not like Adam’s. Adam’s death brought slavery, but Christ’s death destroys sin and sets us free.</text:p>
        </text:list-item>
        <text:list-item>
          <text:p text:style-name="P30"><text:span text:style-name="Strong_20_Emphasis">Resurrection</text:span> — Christ rose again, still a man, but now with resurrection life added to His humanity.</text:p>
        </text:list-item>
        <text:list-item>
          <text:p text:style-name="P30"><text:span text:style-name="Strong_20_Emphasis">Ascension</text:span> — He rose to heaven, victorious over all powers. Everything is under His feet.</text:p>
        </text:list-item>
        <text:list-item>
          <text:p text:style-name="P30"><text:span text:style-name="Strong_20_Emphasis">Enthronement</text:span> — Christ now reigns as King of kings and Lord of lords, exalted at the Father’s right hand.</text:p>
        </text:list-item>
      </text:list>
      <text:p text:style-name="Text_20_body">👉 Ellen G. White wrote: <text:span text:style-name="Emphasis">“In His life on earth, Christ revealed what divinity united with humanity can do for the uplifting of man. His life testified that by His grace we can overcome”</text:span> (Ministry of Healing, ch. 40).</text:p>
      <text:p text:style-name="Horizontal_20_Line"/>
      <text:h text:style-name="Heading_20_2" text:outline-level="2">📝 Reinforcement for Deaf Learners</text:h>
      <text:list text:style-name="L31">
        <text:list-item>
          <text:p text:style-name="P31"><text:span text:style-name="Strong_20_Emphasis">Father</text:span> = invisible source. Inaccessible alone, but embodied in the Son.</text:p>
        </text:list-item>
        <text:list-item>
          <text:p text:style-name="P31"><text:span text:style-name="Strong_20_Emphasis">Son</text:span> = visible expression of the Father. God + man in one Person.</text:p>
        </text:list-item>
        <text:list-item>
          <text:p text:style-name="P31">In Christ, we see 7 elements:</text:p>
          <text:list>
            <text:list-item>
              <text:p text:style-name="P31">Divine nature</text:p>
            </text:list-item>
            <text:list-item>
              <text:p text:style-name="P31">Humanity through incarnation</text:p>
            </text:list-item>
            <text:list-item>
              <text:p text:style-name="P31">Human living with sufferings</text:p>
            </text:list-item>
            <text:list-item>
              <text:p text:style-name="P31">Effective death</text:p>
            </text:list-item>
            <text:list-item>
              <text:p text:style-name="P31">Resurrection life</text:p>
            </text:list-item>
            <text:list-item>
              <text:p text:style-name="P31">Ascension victory</text:p>
            </text:list-item>
            <text:list-item>
              <text:p text:style-name="P31">Enthronement as King</text:p>
            </text:list-item>
          </text:list>
        </text:list-item>
      </text:list>
      <text:p text:style-name="Text_20_body">Together, these make Christ the full and complete way for us to know and receive God.</text:p>
      <text:p text:style-name="Horizontal_20_Line"/>
      <text:h text:style-name="Heading_20_2" text:outline-level="2"><text:soft-page-break/>🙏 Commitment Prayer</text:h>
      <text:p text:style-name="Text_20_body">“Father, thank You for showing Yourself in Jesus. Lord Jesus, You are God and man, united forever. Thank You for living among us, dying for us, rising in victory, and now reigning as King. May Your life, death, and resurrection power live in me today. Am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DAILY READING</text:h>
      <text:p text:style-name="Text_20_body"><text:span text:style-name="Strong_20_Emphasis">WEEK 4 — THE TRIUNE GOD’S REVELATION AND HIS ECONOMY</text:span><text:line-break/><text:span text:style-name="Strong_20_Emphasis">DAY 6 — Through the Spirit</text:span></text:p>
      <text:p text:style-name="Horizontal_20_Line"/>
      <text:h text:style-name="Heading_20_3" text:outline-level="3">📖 Scripture Reading</text:h>
      <text:list text:style-name="L32">
        <text:list-item>
          <text:p text:style-name="P32"><text:span text:style-name="Strong_20_Emphasis">1 Corinthians 15:45 (NLV):</text:span> “The first man, Adam, became a living being. The last Adam, Christ, became a life-giving Spirit.”</text:p>
        </text:list-item>
        <text:list-item>
          <text:p text:style-name="P32"><text:span text:style-name="Strong_20_Emphasis">2 Corinthians 3:17 (NLV):</text:span> “The Lord is the Spirit. Where the Spirit of the Lord is, there is freedom.”</text:p>
        </text:list-item>
        <text:list-item>
          <text:p text:style-name="P32"><text:span text:style-name="Strong_20_Emphasis">2 Timothy 4:22 (NLV):</text:span> “The Lord be with your spirit. May you have His loving-favor.”</text:p>
        </text:list-item>
        <text:list-item>
          <text:p text:style-name="P32"><text:span text:style-name="Strong_20_Emphasis">1 Corinthians 6:17 (NLV):</text:span> “But if a person is joined to the Lord, he becomes one with Him in spirit.”</text:p>
        </text:list-item>
      </text:list>
      <text:p text:style-name="Horizontal_20_Line"/>
      <text:h text:style-name="Heading_20_2" text:outline-level="2">✋ Opening Story</text:h>
      <text:p text:style-name="Text_20_body">Imagine electricity. At the power plant, electricity is produced. Wires carry it across long distances. Finally, in your home, the switch brings light and power to your room.</text:p>
      <text:p text:style-name="Text_20_body">God is like that electricity.</text:p>
      <text:list text:style-name="L33">
        <text:list-item>
          <text:p text:style-name="P33">The <text:span text:style-name="Strong_20_Emphasis">Father</text:span> is the source.</text:p>
        </text:list-item>
        <text:list-item>
          <text:p text:style-name="P33">The <text:span text:style-name="Strong_20_Emphasis">Son</text:span> is the channel that carries it.</text:p>
        </text:list-item>
        <text:list-item>
          <text:p text:style-name="P33">The <text:span text:style-name="Strong_20_Emphasis">Spirit</text:span> is the transmission — bringing all of God right into us.</text:p>
        </text:list-item>
      </text:list>
      <text:p text:style-name="Text_20_body">Without the Spirit, the light would never switch on in our lives.</text:p>
      <text:p text:style-name="Horizontal_20_Line"/>
      <text:h text:style-name="Heading_20_2" text:outline-level="2">🌿 Through the Spirit</text:h>
      <text:list text:style-name="L34">
        <text:list-item>
          <text:p text:style-name="P34">Step 1: The Father embodied Himself in the Son.</text:p>
        </text:list-item>
        <text:list-item>
          <text:p text:style-name="P34">Step 2: The Son became man, lived, died, rose, ascended, and was enthroned.</text:p>
        </text:list-item>
        <text:list-item>
          <text:p text:style-name="P34">Step 3: The Father and Son are now in the Spirit. The Spirit is the final step that brings <text:span text:style-name="Strong_20_Emphasis">all God is</text:span> directly into us.</text:p>
        </text:list-item>
      </text:list>
      <text:p text:style-name="Text_20_body">👉 In the Old Testament, the Spirit had only the divine nature.<text:line-break/>👉 In the New Testament, after Jesus’ death and resurrection, the Spirit became <text:span text:style-name="Strong_20_Emphasis">all-inclusive</text:span>.</text:p>
      <text:p text:style-name="Text_20_body">Now the Spirit carries <text:span text:style-name="Strong_20_Emphasis">all seven elements of Christ</text:span>:</text:p>
      <text:list text:style-name="L35">
        <text:list-item>
          <text:p text:style-name="P35">Divinity</text:p>
        </text:list-item>
        <text:list-item>
          <text:p text:style-name="P35">Humanity</text:p>
        </text:list-item>
        <text:list-item>
          <text:p text:style-name="P35"><text:soft-page-break/>Human living</text:p>
        </text:list-item>
        <text:list-item>
          <text:p text:style-name="P35">Effective death</text:p>
        </text:list-item>
        <text:list-item>
          <text:p text:style-name="P35">Resurrection life</text:p>
        </text:list-item>
        <text:list-item>
          <text:p text:style-name="P35">Ascension power</text:p>
        </text:list-item>
        <text:list-item>
          <text:p text:style-name="P35">Enthronement glory</text:p>
        </text:list-item>
      </text:list>
      <text:p text:style-name="Text_20_body">This Spirit comes into us and makes us one spirit with Him (1 Cor. 6:17).</text:p>
      <text:p text:style-name="Horizontal_20_Line"/>
      <text:h text:style-name="Heading_20_2" text:outline-level="2">🌿 The Spirit Is the Reality</text:h>
      <text:list text:style-name="L36">
        <text:list-item>
          <text:p text:style-name="P36">The Spirit is the <text:span text:style-name="Strong_20_Emphasis">Spirit of truth</text:span> (John 15:26). Truth here means <text:span text:style-name="Strong_20_Emphasis">reality</text:span>.</text:p>
        </text:list-item>
        <text:list-item>
          <text:p text:style-name="P36">Just as the Father is embodied in Christ, Christ is realized in the Spirit.</text:p>
        </text:list-item>
        <text:list-item>
          <text:p text:style-name="P36">The Spirit makes Jesus real to us today.</text:p>
        </text:list-item>
      </text:list>
      <text:p text:style-name="Text_20_body">💡 <text:span text:style-name="Emphasis">Illustration</text:span>: We cannot drink the sun, but sunlight reaches us through warmth. The Spirit is like that warmth, making the Son real in us.</text:p>
      <text:p text:style-name="Horizontal_20_Line"/>
      <text:h text:style-name="Heading_20_2" text:outline-level="2">🌿 The Spirit Is the Transmission</text:h>
      <text:p text:style-name="Text_20_body">“The Lord is the Spirit” (2 Cor. 3:17). Jesus, the last Adam, became a <text:span text:style-name="Strong_20_Emphasis">life-giving Spirit</text:span> (1 Cor. 15:45). This Spirit is not separate from Jesus but is Jesus Himself coming to live in us.</text:p>
      <text:p text:style-name="Text_20_body">👉 Ellen G. White said: <text:span text:style-name="Emphasis">“Christ gives them the breath of His own Spirit, the life of His own life”</text:span> (Desire of Ages, ch. 73).</text:p>
      <text:p text:style-name="Text_20_body">So the Spirit transmits — constantly carrying God’s life and power into our spirit.</text:p>
      <text:p text:style-name="Horizontal_20_Line"/>
      <text:h text:style-name="Heading_20_2" text:outline-level="2">🌿 The Spirit Is the All-Inclusive Dose</text:h>
      <text:list text:style-name="L37">
        <text:list-item>
          <text:p text:style-name="P37">Think of modern medicine. Some pills contain many ingredients: one fights infection, another calms pain, another gives strength. One dose, many benefits.</text:p>
        </text:list-item>
        <text:list-item>
          <text:p text:style-name="P37">The Holy Spirit is the ultimate <text:span text:style-name="Strong_20_Emphasis">all-inclusive dose</text:span>.</text:p>
        </text:list-item>
        <text:list-item>
          <text:p text:style-name="P37">In Him are all the riches of God: divinity, humanity, suffering, death, resurrection, ascension, and glory.</text:p>
        </text:list-item>
        <text:list-item>
          <text:p text:style-name="P37">Every day we can “take this dose” and receive healing, freedom, peace, and strength.</text:p>
        </text:list-item>
      </text:list>
      <text:p text:style-name="Text_20_body">👉 Ellen G. White reminded: <text:span text:style-name="Emphasis">“The Holy Spirit, the representative of Christ Himself, is the greatest of all gifts”</text:span> (Christ’s Object Lessons, ch. 36).</text:p>
      <text:p text:style-name="Horizontal_20_Line"/>
      <text:h text:style-name="Heading_20_2" text:outline-level="2"><text:soft-page-break/>📝 Reinforcement for Deaf Learners</text:h>
      <text:list text:style-name="L38">
        <text:list-item>
          <text:p text:style-name="P38">The Spirit is the <text:span text:style-name="Strong_20_Emphasis">final step of God’s economy</text:span> — bringing Father and Son into us.</text:p>
        </text:list-item>
        <text:list-item>
          <text:p text:style-name="P38">The Spirit today includes all seven elements of Christ.</text:p>
        </text:list-item>
        <text:list-item>
          <text:p text:style-name="P38">The Spirit makes Christ <text:span text:style-name="Strong_20_Emphasis">real</text:span> in us — not far away but near and inside.</text:p>
        </text:list-item>
        <text:list-item>
          <text:p text:style-name="P38">The Spirit is God’s <text:span text:style-name="Strong_20_Emphasis">transmission</text:span>, like electricity carrying power.</text:p>
        </text:list-item>
        <text:list-item>
          <text:p text:style-name="P38">The Spirit is God’s <text:span text:style-name="Strong_20_Emphasis">all-inclusive dose</text:span>, meeting every need daily.</text:p>
        </text:list-item>
      </text:list>
      <text:p text:style-name="Horizontal_20_Line"/>
      <text:h text:style-name="Heading_20_2" text:outline-level="2">🙏 Commitment Prayer</text:h>
      <text:p text:style-name="Text_20_body">“Lord, thank You for being the life-giving Spirit. Thank You for bringing the Father and the Son into me through the Spirit. Fill me today with Your reality, Your life, and Your power. May I daily receive this all-inclusive dose, and may Your Spirit live freely in me. Am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WEEK 4 — REVIEW QUESTIONS &amp; ANSWERS</text:h>
      <text:p text:style-name="Text_20_body"><text:span text:style-name="Strong_20_Emphasis">Theme: The Triune God’s Revelation and His Economy</text:span></text:p>
      <text:p text:style-name="Horizontal_20_Line"/>
      <text:h text:style-name="Heading_20_3" text:outline-level="3">1. What does “God’s person” mean?</text:h>
      <text:list text:style-name="L39">
        <text:list-item>
          <text:p text:style-name="P39"><text:span text:style-name="Strong_20_Emphasis">Answer:</text:span> God’s person is His being — who He truly is.</text:p>
        </text:list-item>
        <text:list-item>
          <text:p text:style-name="P39"><text:span text:style-name="Strong_20_Emphasis">Reinforce:</text:span> God is not just power or Creator; He is a living Person we can know.</text:p>
        </text:list-item>
      </text:list>
      <text:p text:style-name="Horizontal_20_Line"/>
      <text:h text:style-name="Heading_20_3" text:outline-level="3">2. Who is the Triune God?</text:h>
      <text:list text:style-name="L40">
        <text:list-item>
          <text:p text:style-name="P40"><text:span text:style-name="Strong_20_Emphasis">Answer:</text:span> One God revealed as Father, Son, and Holy Spirit.</text:p>
        </text:list-item>
        <text:list-item>
          <text:p text:style-name="P40"><text:span text:style-name="Strong_20_Emphasis">Reinforce:</text:span> Not three Gods, but one God in three ways of being with us.</text:p>
        </text:list-item>
      </text:list>
      <text:p text:style-name="Horizontal_20_Line"/>
      <text:h text:style-name="Heading_20_3" text:outline-level="3">3. What does Matthew 28:19 show us about the Triune God?</text:h>
      <text:list text:style-name="L41">
        <text:list-item>
          <text:p text:style-name="P41"><text:span text:style-name="Strong_20_Emphasis">Answer:</text:span> We are baptized into the <text:span text:style-name="Strong_20_Emphasis">name</text:span> (singular) of Father, Son, Spirit.</text:p>
        </text:list-item>
        <text:list-item>
          <text:p text:style-name="P41"><text:span text:style-name="Strong_20_Emphasis">Reinforce:</text:span> One name, one God, three Persons working together.</text:p>
        </text:list-item>
      </text:list>
      <text:p text:style-name="Horizontal_20_Line"/>
      <text:h text:style-name="Heading_20_3" text:outline-level="3">4. What are God’s main attributes?</text:h>
      <text:list text:style-name="L42">
        <text:list-item>
          <text:p text:style-name="P42"><text:span text:style-name="Strong_20_Emphasis">Answer:</text:span> Life, love, light, holiness, and righteousness.</text:p>
        </text:list-item>
        <text:list-item>
          <text:p text:style-name="P42"><text:span text:style-name="Strong_20_Emphasis">Reinforce:</text:span> These are not human qualities first — they belong to God Himself.</text:p>
        </text:list-item>
      </text:list>
      <text:p text:style-name="Horizontal_20_Line"/>
      <text:h text:style-name="Heading_20_3" text:outline-level="3">5. Why is God’s life different from all other life?</text:h>
      <text:list text:style-name="L43">
        <text:list-item>
          <text:p text:style-name="P43"><text:span text:style-name="Strong_20_Emphasis">Answer:</text:span> His life is divine, eternal, unchanging, and only found in Christ.</text:p>
        </text:list-item>
        <text:list-item>
          <text:p text:style-name="P43"><text:span text:style-name="Strong_20_Emphasis">Reinforce:</text:span> Without Jesus we do not have true life. With Him, we live forever.</text:p>
        </text:list-item>
      </text:list>
      <text:p text:style-name="Horizontal_20_Line"/>
      <text:h text:style-name="Heading_20_3" text:outline-level="3">6. How does God’s mercy connect to His love?</text:h>
      <text:list text:style-name="L44">
        <text:list-item>
          <text:p text:style-name="P44"><text:span text:style-name="Strong_20_Emphasis">Answer:</text:span> Love chooses us, mercy reaches us in our pitiful, fallen state.</text:p>
        </text:list-item>
        <text:list-item>
          <text:p text:style-name="P44"><text:span text:style-name="Strong_20_Emphasis">Reinforce:</text:span> God’s love lifts us; His mercy pulls us out of the mud.</text:p>
        </text:list-item>
      </text:list>
      <text:p text:style-name="Horizontal_20_Line"/>
      <text:h text:style-name="Heading_20_3" text:outline-level="3">7. What does it mean that God is light?</text:h>
      <text:list text:style-name="L45">
        <text:list-item>
          <text:p text:style-name="P45"><text:span text:style-name="Strong_20_Emphasis">Answer:</text:span> He is pure, truthful, and reveals darkness. In eternity He will be our light forever.</text:p>
        </text:list-item>
        <text:list-item>
          <text:p text:style-name="P45"><text:soft-page-break/><text:span text:style-name="Strong_20_Emphasis">Reinforce:</text:span> No darkness can hide from God — His light shines in us now.</text:p>
        </text:list-item>
      </text:list>
      <text:p text:style-name="Horizontal_20_Line"/>
      <text:h text:style-name="Heading_20_3" text:outline-level="3">8. What is God’s holiness?</text:h>
      <text:list text:style-name="L46">
        <text:list-item>
          <text:p text:style-name="P46"><text:span text:style-name="Strong_20_Emphasis">Answer:</text:span> His inner nature, different from all else. He makes us holy by sharing His nature.</text:p>
        </text:list-item>
        <text:list-item>
          <text:p text:style-name="P46"><text:span text:style-name="Strong_20_Emphasis">Reinforce:</text:span> Holy means set apart for God, filled with His own life.</text:p>
        </text:list-item>
      </text:list>
      <text:p text:style-name="Horizontal_20_Line"/>
      <text:h text:style-name="Heading_20_3" text:outline-level="3">9. What is God’s righteousness?</text:h>
      <text:list text:style-name="L47">
        <text:list-item>
          <text:p text:style-name="P47"><text:span text:style-name="Strong_20_Emphasis">Answer:</text:span> His outward actions — always just, fair, and right.</text:p>
        </text:list-item>
        <text:list-item>
          <text:p text:style-name="P47"><text:span text:style-name="Strong_20_Emphasis">Reinforce:</text:span> When we confess sin, His righteousness guarantees forgiveness.</text:p>
        </text:list-item>
      </text:list>
      <text:p text:style-name="Horizontal_20_Line"/>
      <text:h text:style-name="Heading_20_3" text:outline-level="3">10. What is God’s economy?</text:h>
      <text:list text:style-name="L48">
        <text:list-item>
          <text:p text:style-name="P48"><text:span text:style-name="Strong_20_Emphasis">Answer:</text:span> His plan to dispense (share) Himself into humanity.</text:p>
        </text:list-item>
        <text:list-item>
          <text:p text:style-name="P48"><text:span text:style-name="Strong_20_Emphasis">Reinforce:</text:span> The Bible’s center: God’s business is giving Himself to us.</text:p>
        </text:list-item>
      </text:list>
      <text:p text:style-name="Horizontal_20_Line"/>
      <text:h text:style-name="Heading_20_3" text:outline-level="3">11. How do the Father, Son, and Spirit work together in God’s economy?</text:h>
      <text:list text:style-name="L49">
        <text:list-item>
          <text:p text:style-name="P49"><text:span text:style-name="Strong_20_Emphasis">Answer:</text:span> The Father is the source (love), the Son is the expression (grace), the Spirit is the transmission (fellowship).</text:p>
        </text:list-item>
        <text:list-item>
          <text:p text:style-name="P49"><text:span text:style-name="Strong_20_Emphasis">Reinforce:</text:span> Love → Grace → Fellowship = God’s life reaching us.</text:p>
        </text:list-item>
      </text:list>
      <text:p text:style-name="Horizontal_20_Line"/>
      <text:h text:style-name="Heading_20_3" text:outline-level="3">12. Who is the Spirit today?</text:h>
      <text:list text:style-name="L50">
        <text:list-item>
          <text:p text:style-name="P50"><text:span text:style-name="Strong_20_Emphasis">Answer:</text:span> The Spirit is the all-inclusive Spirit, carrying all the riches of the Father and the Son into us.</text:p>
        </text:list-item>
        <text:list-item>
          <text:p text:style-name="P50"><text:span text:style-name="Strong_20_Emphasis">Reinforce:</text:span> The Spirit is like an all-in-one dose — everything we need from God is in Him.</text:p>
        </text:list-item>
      </text:list>
      <text:p text:style-name="Horizontal_20_Line"/>
      <text:h text:style-name="Heading_20_1" text:outline-level="1">✅ Final Reinforcement</text:h>
      <text:list text:style-name="L51">
        <text:list-item>
          <text:p text:style-name="P51"><text:span text:style-name="Strong_20_Emphasis">God is Triune</text:span>: Father, Son, Spirit — One God for us.</text:p>
        </text:list-item>
        <text:list-item>
          <text:p text:style-name="P51"><text:span text:style-name="Strong_20_Emphasis">God’s attributes</text:span>: life, love, light, holiness, righteousness.</text:p>
        </text:list-item>
        <text:list-item>
          <text:p text:style-name="P51"><text:span text:style-name="Strong_20_Emphasis">God’s economy</text:span>: His plan to give Himself fully to us.</text:p>
        </text:list-item>
        <text:list-item>
          <text:p text:style-name="P51"><text:span text:style-name="Strong_20_Emphasis">The Spirit today</text:span>: makes Christ real, living in us daily.</text:p>
        </text:list-item>
      </text:list>
      <text:p text:style-name="Horizontal_20_Line"/>
      <text:h text:style-name="Heading_20_2" text:outline-level="2"><text:soft-page-break/>🙏 Closing Prayer</text:h>
      <text:p text:style-name="Text_20_body">“Triune God, thank You for revealing Yourself as Father, Son, and Spirit. Thank You for Your love, mercy, holiness, and righteousness. Thank You for Your plan to give Yourself to us. May I live each day in Your Spirit, enjoying Your life, love, and light. Ame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9-20T16:01:52.837000000</meta:creation-date>
    <dc:date>2025-09-20T16:07:01.679000000</dc:date>
    <meta:editing-duration>PT5M9S</meta:editing-duration>
    <meta:editing-cycles>1</meta:editing-cycles>
    <meta:document-statistic meta:table-count="0" meta:image-count="0" meta:object-count="0" meta:page-count="19" meta:paragraph-count="303" meta:word-count="4319" meta:character-count="23161" meta:non-whitespace-character-count="19272"/>
    <meta:generator>EasyOffice/7.6.2.1.0$Windows_X86_64 LibreOffice_project/0bc4d647150f05f02b71ccb5539a4012b57f1faf</meta:generator>
  </office:meta>
</office:document-meta>
</file>